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3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H. Col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7, 1893</text:p>
      <text:p text:style-name="P5">Month<text:tab/><text:tab/><text:tab/><text:tab/><text:tab/><text:tab/>September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Troy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TIM, WALLERSTEIN &amp; CO./</text:p>
      <text:p text:style-name="P2">MANUFACTURERS OF/</text:p>
      <text:p text:style-name="P2">THE/</text:p>
      <text:p text:style-name="P2">TROY SHIRT./</text:p>
      <text:p text:style-name="P3">NEW YORK OFFICE<text:tab/><text:tab/><text:tab/><text:tab/><text:tab/><text:tab/><text:tab/>Troy, N. Y. Sept 7<text:span text:style-name="T2">th</text:span><text:span text:style-name="T3"> 1893/</text:span></text:p>
      <text:p text:style-name="P3"><text:span text:style-name="T3">87 FRANKLIN ST./</text:span></text:p>
      <text:p text:style-name="P3"><text:span text:style-name="T3">Dear Dr. Morais:/</text:span></text:p>
      <text:p text:style-name="P3"><text:span text:style-name="T3"><text:tab/>I will not/ be home before next/ Tuesday./</text:span></text:p>
      <text:p text:style-name="P3"><text:span text:style-name="T3"><text:tab/>I have asked Mr Nathans/ to officiate next Monday,/ which he naturally should/ do./</text:span></text:p>
      <text:p text:style-name="P3"><text:span text:style-name="T3"><text:tab/>Wishing you and yours/ a very happy new year,/ and make but wishes for/ your health and happiness/ believe me/ very Sincerely yours/ David H. Col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5T14:34:53.30</meta:creation-date>
    <meta:document-statistic meta:table-count="0" meta:image-count="0" meta:object-count="0" meta:page-count="2" meta:paragraph-count="70" meta:word-count="237" meta:character-count="1675"/>
    <dc:date>2011-12-15T14:40:01.71</dc:date>
    <dc:creator>Penn Libraries</dc:creator>
    <meta:editing-duration>PT00H05M08S</meta:editing-duration>
    <meta:editing-cycles>1</meta:editing-cycles>
    <meta:generator>OpenOffice.org/3.2$Win32 OpenOffice.org_project/320m12$Build-9483</meta:generator>
  </office:meta>
</office:document-meta>
</file>